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sttable" style:family="table">
      <style:table-properties style:width="5.8785in" fo:margin-left="0.0458in" table:align="left"/>
    </style:style>
    <style:style style:name="costtable.A" style:family="table-column">
      <style:table-column-properties style:column-width="2.1896in"/>
    </style:style>
    <style:style style:name="costtable.B" style:family="table-column">
      <style:table-column-properties style:column-width="1.3104in"/>
    </style:style>
    <style:style style:name="costtable.C" style:family="table-column">
      <style:table-column-properties style:column-width="1.0604in"/>
    </style:style>
    <style:style style:name="costtable.D" style:family="table-column">
      <style:table-column-properties style:column-width="1.3181in"/>
    </style:style>
    <style:style style:name="costtable.A1" style:family="table-cell">
      <style:table-cell-properties style:vertical-align="middle" fo:padding="0in" fo:border="none"/>
    </style:style>
    <style:style style:name="P1" style:family="paragraph" style:parent-style-name="Standard">
      <style:text-properties officeooo:rsid="000d32da" officeooo:paragraph-rsid="000d32da"/>
    </style:style>
    <style:style style:name="P2" style:family="paragraph" style:parent-style-name="Standard">
      <style:text-properties officeooo:rsid="000d89d6" officeooo:paragraph-rsid="000d89d6"/>
    </style:style>
    <style:style style:name="P3" style:family="paragraph" style:parent-style-name="Standard">
      <style:text-properties officeooo:rsid="0010fc0c" officeooo:paragraph-rsid="0010fc0c"/>
    </style:style>
    <style:style style:name="P4" style:family="paragraph" style:parent-style-name="Standard">
      <style:paragraph-properties fo:text-align="center" style:justify-single-word="false"/>
      <style:text-properties officeooo:rsid="0010fc0c" officeooo:paragraph-rsid="0010fc0c"/>
    </style:style>
    <style:style style:name="P5" style:family="paragraph" style:parent-style-name="Standard">
      <style:text-properties fo:font-weight="bold" officeooo:rsid="00243484" officeooo:paragraph-rsid="00243484" style:font-weight-asian="bold" style:font-weight-complex="bold"/>
    </style:style>
    <style:style style:name="P6" style:family="paragraph" style:parent-style-name="Standard">
      <style:paragraph-properties fo:text-align="center" style:justify-single-word="false"/>
      <style:text-properties fo:font-weight="bold" officeooo:rsid="0029226d" officeooo:paragraph-rsid="0029226d" style:font-weight-asian="bold" style:font-weight-complex="bold"/>
    </style:style>
    <style:style style:name="P7" style:family="paragraph" style:parent-style-name="Standard">
      <style:text-properties officeooo:rsid="0028deae" officeooo:paragraph-rsid="0028deae"/>
    </style:style>
    <style:style style:name="P8" style:family="paragraph" style:parent-style-name="Text_20_body">
      <style:paragraph-properties fo:margin-left="0.4445in" fo:margin-right="0in" fo:text-indent="-0.4445in" style:auto-text-indent="false"/>
      <style:text-properties style:font-name="Liberation Serif" fo:font-size="12pt"/>
    </style:style>
    <style:style style:name="P9" style:family="paragraph" style:parent-style-name="Text_20_body">
      <style:paragraph-properties fo:margin-left="0in" fo:margin-right="0in" fo:text-indent="0in" style:auto-text-indent="false"/>
      <style:text-properties style:font-name="Liberation Serif" fo:font-size="12pt" officeooo:rsid="00243484"/>
    </style:style>
    <style:style style:name="P10" style:family="paragraph" style:parent-style-name="Table_20_Heading">
      <style:paragraph-properties fo:text-align="center" style:justify-single-word="false"/>
      <style:text-properties fo:font-size="10pt" style:font-size-asian="10pt" style:font-size-complex="10pt"/>
    </style:style>
    <style:style style:name="P11" style:family="paragraph" style:parent-style-name="Table_20_Contents">
      <style:paragraph-properties fo:text-align="center" style:justify-single-word="false"/>
      <style:text-properties fo:font-size="10pt" style:font-size-asian="10pt" style:font-size-complex="10pt"/>
    </style:style>
    <style:style style:name="P12" style:family="paragraph" style:parent-style-name="Standard">
      <style:text-properties style:font-name="Liberation Serif1" officeooo:rsid="0015f626" officeooo:paragraph-rsid="00281787"/>
    </style:style>
    <style:style style:name="P13" style:family="paragraph" style:parent-style-name="Standard">
      <style:text-properties style:font-name="Liberation Serif1" officeooo:rsid="001f0ecb" officeooo:paragraph-rsid="00281787"/>
    </style:style>
    <style:style style:name="P14" style:family="paragraph" style:parent-style-name="Standard">
      <style:text-properties style:font-name="Liberation Serif1" officeooo:rsid="001f0ecb" officeooo:paragraph-rsid="00199c19"/>
    </style:style>
    <style:style style:name="P15" style:family="paragraph" style:parent-style-name="Standard">
      <style:paragraph-properties fo:text-align="start" style:justify-single-word="false"/>
      <style:text-properties officeooo:rsid="002d75da" officeooo:paragraph-rsid="002d75da"/>
    </style:style>
    <style:style style:name="P16" style:family="paragraph" style:parent-style-name="Standard">
      <style:paragraph-properties fo:text-align="center" style:justify-single-word="false"/>
      <style:text-properties officeooo:rsid="000d89d6" officeooo:paragraph-rsid="000d89d6"/>
    </style:style>
    <style:style style:name="P17" style:family="paragraph" style:parent-style-name="Standard">
      <style:text-properties officeooo:rsid="000fa299" officeooo:paragraph-rsid="000d89d6"/>
    </style:style>
    <style:style style:name="P18" style:family="paragraph" style:parent-style-name="Standard">
      <style:text-properties officeooo:rsid="002e7d6c" officeooo:paragraph-rsid="002e7d6c"/>
    </style:style>
    <style:style style:name="P19" style:family="paragraph" style:parent-style-name="Standard">
      <style:text-properties officeooo:rsid="00151437" officeooo:paragraph-rsid="00281787"/>
    </style:style>
    <style:style style:name="T1" style:family="text">
      <style:text-properties officeooo:rsid="000d89d6"/>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officeooo:rsid="00120f0e"/>
    </style:style>
    <style:style style:name="T5" style:family="text">
      <style:text-properties style:font-name="Liberation Serif1"/>
    </style:style>
    <style:style style:name="T6" style:family="text">
      <style:text-properties style:font-name="Liberation Serif1" officeooo:rsid="0015f626"/>
    </style:style>
    <style:style style:name="T7" style:family="text">
      <style:text-properties style:font-name="Liberation Serif1" officeooo:rsid="001d434d"/>
    </style:style>
    <style:style style:name="T8" style:family="text">
      <style:text-properties style:font-name="Liberation Serif1" officeooo:rsid="001f0ecb"/>
    </style:style>
    <style:style style:name="T9" style:family="text">
      <style:text-properties style:font-name="Liberation Serif1" officeooo:rsid="0029226d"/>
    </style:style>
    <style:style style:name="T10" style:family="text">
      <style:text-properties style:font-name="Liberation Serif1" officeooo:rsid="002e7d6c"/>
    </style:style>
    <style:style style:name="T11" style:family="text">
      <style:text-properties officeooo:rsid="00151437"/>
    </style:style>
    <style:style style:name="T12" style:family="text">
      <style:text-properties officeooo:rsid="00199c19"/>
    </style:style>
    <style:style style:name="T13" style:family="text">
      <style:text-properties officeooo:rsid="001a8eea"/>
    </style:style>
    <style:style style:name="T14" style:family="text">
      <style:text-properties officeooo:rsid="001baf54"/>
    </style:style>
    <style:style style:name="T15" style:family="text">
      <style:text-properties officeooo:rsid="001cf5ac"/>
    </style:style>
    <style:style style:name="T16" style:family="text">
      <style:text-properties officeooo:rsid="001d434d"/>
    </style:style>
    <style:style style:name="T17" style:family="text">
      <style:text-properties officeooo:rsid="00225c7b"/>
    </style:style>
    <style:style style:name="T18" style:family="text">
      <style:text-properties officeooo:rsid="0022ec8c"/>
    </style:style>
    <style:style style:name="T19" style:family="text">
      <style:text-properties style:text-position="0% 100%"/>
    </style:style>
    <style:style style:name="T20" style:family="text">
      <style:text-properties style:text-position="0% 100%" officeooo:rsid="00199c19"/>
    </style:style>
    <style:style style:name="T21" style:family="text">
      <style:text-properties style:text-position="0% 100%" style:font-name="Liberation Serif1" style:font-name-asian="Liberation Serif1" style:font-name-complex="Liberation Serif1"/>
    </style:style>
    <style:style style:name="T22" style:family="text">
      <style:text-properties officeooo:rsid="00243484"/>
    </style:style>
    <style:style style:name="T23" style:family="text">
      <style:text-properties officeooo:rsid="0026066f"/>
    </style:style>
    <style:style style:name="T24" style:family="text">
      <style:text-properties officeooo:rsid="00281787"/>
    </style:style>
    <style:style style:name="T25" style:family="text">
      <style:text-properties style:text-position="super 58%"/>
    </style:style>
    <style:style style:name="T26" style:family="text">
      <style:text-properties style:font-name="Liberation Serif1" style:font-name-asian="Liberation Serif1" style:font-name-complex="Liberation Serif1"/>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inimum Energy, Reaction Wheel Based, Satellite Attitude Control: A Comparison of Cost Functions</text:p>
      <text:p text:style-name="P1"/>
      <text:p text:style-name="P1">Nanosatellites, such as <text:span text:style-name="T18">C</text:span>ube<text:span text:style-name="T18">S</text:span>ats, must operate under extreme energy constraints, since their only source of energy is their small covering of solar panels. High performance attitude controllers can significantly increase the capabilities of these small spacecraft, but can use a significant fraction of the energy budget. As such, it is critical to minimize the energy cost of small satellite attitude maneuvers. We use pseudospectral <text:span text:style-name="T12">optimal control </text:span>methods to compute energy optimal, large angle slew trajectories for a 1U <text:span text:style-name="T18">C</text:span>ube<text:span text:style-name="T18">S</text:span>at using a reaction <text:span text:style-name="T12">wheel </text:span>based attitude controller. </text:p>
      <text:p text:style-name="P1"/>
      <text:p text:style-name="P1"><text:span text:style-name="T22">Reaction wheel m</text:span>inimal energy studies <text:span text:style-name="T12">studies tend to </text:span>fall into two categories. In the first, a non-optimal, closed loop method is used to compute an overall control torque, and then an energy optimal allocation <text:span text:style-name="T22">is found</text:span> <text:reference-mark-start text:name="ADDIN CSL_CITATION {&quot;properties&quot;: {&quot;noteIndex&quot;: 0}, &quot;citationItems&quot;: [{&quot;id&quot;: &quot;ITEM-1&quot;, &quot;itemData&quot;: {&quot;id&quot;: &quot;ITEM-1&quot;, &quot;page&quot;: &quot;1208-1217&quot;, &quot;container-title&quot;: &quot;Journal of Guidance, Control, and Dynamics&quot;, &quot;issued&quot;: {&quot;date-parts&quot;: [[&quot;2012&quot;]]}, &quot;volume&quot;: &quot;35&quot;, &quot;DOI&quot;: &quot;10.2514/1.55493&quot;, &quot;abstract&quot;: &quot;The thesis work develops an instantaneous power optimal attitude control for a spacecraft utilizing an integrated reaction wheel - flywheel system allowing for energy storage and return. The control is generally formulated to utilize an arbitrarily large number of reaction wheels, and is applicable to any system with redundant wheels spanning three-dimensional space. This is accomplished by manipulation of the wheel torque null motion such that the resulting attitude dynamics are not affected. By application of physical constraints on the wheel motor performance, the solution method to find the null torques is reduced to a hyperdimensional vector geometry problem, and the proper control torques are uniquely determined. The resulting power optimal control guarantees that the instantaneous maximum power is returned from the reaction wheels at all times. This control is then applied to a variety of control laws, demonstrating its behavior for a variety of control applications and initial spacecraft states. These include a velocity regulator control and attitude a velocity tracking control. Comparison to other relevant reaction wheel controls demonstrates the analytically developed instantaneous power optimal and minimum energy state seeking behavior. Finally, future developments are suggested, including the incorporation of inefficiency power return from the wheels and application of the developed methodology for integrated energy storage and power tracking.&quot;, &quot;issue&quot;: &quot;4&quot;, &quot;title&quot;: &quot;Regenerative Power-Optimal Reaction Wheel Attitude Control&quot;, &quot;author&quot;: [{&quot;suffix&quot;: &quot;&quot;, &quot;family&quot;: &quot;Blenden&quot;, &quot;non-dropping-particle&quot;: &quot;&quot;, &quot;dropping-particle&quot;: &quot;&quot;, &quot;parse-names&quot;: false, &quot;given&quot;: &quot;Robin&quot;}, {&quot;suffix&quot;: &quot;&quot;, &quot;family&quot;: &quot;Schaub&quot;, &quot;non-dropping-particle&quot;: &quot;&quot;, &quot;dropping-particle&quot;: &quot;&quot;, &quot;parse-names&quot;: false, &quot;given&quot;: &quot;Hanspeter&quot;}], &quot;ISSN&quot;: &quot;0731-5090&quot;, &quot;type&quot;: &quot;article-journal&quot;}, &quot;uris&quot;: [&quot;http://www.mendeley.com/documents/?uuid=5fb80813-6e20-4826-af38-1c8e70e3cb5d&quot;]}, {&quot;id&quot;: &quot;ITEM-2&quot;, &quot;itemData&quot;: {&quot;id&quot;: &quot;ITEM-2&quot;, &quot;page&quot;: &quot;349-356&quot;, &quot;container-title&quot;: &quot;Control Engineering Practice&quot;, &quot;issued&quot;: {&quot;date-parts&quot;: [[&quot;2005&quot;]]}, &quot;volume&quot;: &quot;13&quot;, &quot;DOI&quot;: &quot;10.1016/j.conengprac.2003.12.006&quot;, &quot;abstract&quot;: &quot;A configuration consisting of a star camera, four reaction wheels and magnetorquers for momentum unloading has become standard for many spacecraft missions. This popularity has motivated numerous agencies and private companies to initiate work on the design of an imbedded attitude control system realized on an integrated circuit. This paper provides an easily implementable control algorithm for this type of configuration. The work considers two issues: slew maneuver with a feature of avoiding direct exposure of the camera's CCD chip to the Sun and optimal control torque distribution in a reaction wheel assembly. The attitude controller is synthesized applying the energy shaping technique, where the desired potential function is carefully designed using a physical insight into the nature of the problem. A detailed simulation study shows convincing results for the entire range of operation. ?? 2004 Elsevier Ltd. All rights reserved.&quot;, &quot;issue&quot;: &quot;3&quot;, &quot;title&quot;: &quot;Slew maneuver control for spacecraft equipped with star camera and reaction wheels&quot;, &quot;author&quot;: [{&quot;suffix&quot;: &quot;&quot;, &quot;family&quot;: &quot;Wisniewski&quot;, &quot;non-dropping-particle&quot;: &quot;&quot;, &quot;dropping-particle&quot;: &quot;&quot;, &quot;parse-names&quot;: false, &quot;given&quot;: &quot;Rafal&quot;}, {&quot;suffix&quot;: &quot;&quot;, &quot;family&quot;: &quot;Kulczycki&quot;, &quot;non-dropping-particle&quot;: &quot;&quot;, &quot;dropping-particle&quot;: &quot;&quot;, &quot;parse-names&quot;: false, &quot;given&quot;: &quot;Piotr&quot;}], &quot;ISSN&quot;: &quot;09670661&quot;, &quot;type&quot;: &quot;article-journal&quot;}, &quot;uris&quot;: [&quot;http://www.mendeley.com/documents/?uuid=1b9eb193-a450-486a-b202-845b59e79ffa&quot;]}], &quot;schema&quot;: &quot;https://github.com/citation-style-language/schema/raw/master/csl-citation.json&quot;, &quot;mendeley&quot;: {&quot;previouslyFormattedCitation&quot;: &quot;[1], [2]&quot;, &quot;formattedCitation&quot;: &quot;[1], [2]&quot;, &quot;plainTextFormattedCitation&quot;: &quot;[1], [2]&quot;}} RNDbOHt4RVnc7"/><text:span text:style-name="T19">[1], [2]</text:span><text:reference-mark-end text:name="ADDIN CSL_CITATION {&quot;properties&quot;: {&quot;noteIndex&quot;: 0}, &quot;citationItems&quot;: [{&quot;id&quot;: &quot;ITEM-1&quot;, &quot;itemData&quot;: {&quot;id&quot;: &quot;ITEM-1&quot;, &quot;page&quot;: &quot;1208-1217&quot;, &quot;container-title&quot;: &quot;Journal of Guidance, Control, and Dynamics&quot;, &quot;issued&quot;: {&quot;date-parts&quot;: [[&quot;2012&quot;]]}, &quot;volume&quot;: &quot;35&quot;, &quot;DOI&quot;: &quot;10.2514/1.55493&quot;, &quot;abstract&quot;: &quot;The thesis work develops an instantaneous power optimal attitude control for a spacecraft utilizing an integrated reaction wheel - flywheel system allowing for energy storage and return. The control is generally formulated to utilize an arbitrarily large number of reaction wheels, and is applicable to any system with redundant wheels spanning three-dimensional space. This is accomplished by manipulation of the wheel torque null motion such that the resulting attitude dynamics are not affected. By application of physical constraints on the wheel motor performance, the solution method to find the null torques is reduced to a hyperdimensional vector geometry problem, and the proper control torques are uniquely determined. The resulting power optimal control guarantees that the instantaneous maximum power is returned from the reaction wheels at all times. This control is then applied to a variety of control laws, demonstrating its behavior for a variety of control applications and initial spacecraft states. These include a velocity regulator control and attitude a velocity tracking control. Comparison to other relevant reaction wheel controls demonstrates the analytically developed instantaneous power optimal and minimum energy state seeking behavior. Finally, future developments are suggested, including the incorporation of inefficiency power return from the wheels and application of the developed methodology for integrated energy storage and power tracking.&quot;, &quot;issue&quot;: &quot;4&quot;, &quot;title&quot;: &quot;Regenerative Power-Optimal Reaction Wheel Attitude Control&quot;, &quot;author&quot;: [{&quot;suffix&quot;: &quot;&quot;, &quot;family&quot;: &quot;Blenden&quot;, &quot;non-dropping-particle&quot;: &quot;&quot;, &quot;dropping-particle&quot;: &quot;&quot;, &quot;parse-names&quot;: false, &quot;given&quot;: &quot;Robin&quot;}, {&quot;suffix&quot;: &quot;&quot;, &quot;family&quot;: &quot;Schaub&quot;, &quot;non-dropping-particle&quot;: &quot;&quot;, &quot;dropping-particle&quot;: &quot;&quot;, &quot;parse-names&quot;: false, &quot;given&quot;: &quot;Hanspeter&quot;}], &quot;ISSN&quot;: &quot;0731-5090&quot;, &quot;type&quot;: &quot;article-journal&quot;}, &quot;uris&quot;: [&quot;http://www.mendeley.com/documents/?uuid=5fb80813-6e20-4826-af38-1c8e70e3cb5d&quot;]}, {&quot;id&quot;: &quot;ITEM-2&quot;, &quot;itemData&quot;: {&quot;id&quot;: &quot;ITEM-2&quot;, &quot;page&quot;: &quot;349-356&quot;, &quot;container-title&quot;: &quot;Control Engineering Practice&quot;, &quot;issued&quot;: {&quot;date-parts&quot;: [[&quot;2005&quot;]]}, &quot;volume&quot;: &quot;13&quot;, &quot;DOI&quot;: &quot;10.1016/j.conengprac.2003.12.006&quot;, &quot;abstract&quot;: &quot;A configuration consisting of a star camera, four reaction wheels and magnetorquers for momentum unloading has become standard for many spacecraft missions. This popularity has motivated numerous agencies and private companies to initiate work on the design of an imbedded attitude control system realized on an integrated circuit. This paper provides an easily implementable control algorithm for this type of configuration. The work considers two issues: slew maneuver with a feature of avoiding direct exposure of the camera's CCD chip to the Sun and optimal control torque distribution in a reaction wheel assembly. The attitude controller is synthesized applying the energy shaping technique, where the desired potential function is carefully designed using a physical insight into the nature of the problem. A detailed simulation study shows convincing results for the entire range of operation. ?? 2004 Elsevier Ltd. All rights reserved.&quot;, &quot;issue&quot;: &quot;3&quot;, &quot;title&quot;: &quot;Slew maneuver control for spacecraft equipped with star camera and reaction wheels&quot;, &quot;author&quot;: [{&quot;suffix&quot;: &quot;&quot;, &quot;family&quot;: &quot;Wisniewski&quot;, &quot;non-dropping-particle&quot;: &quot;&quot;, &quot;dropping-particle&quot;: &quot;&quot;, &quot;parse-names&quot;: false, &quot;given&quot;: &quot;Rafal&quot;}, {&quot;suffix&quot;: &quot;&quot;, &quot;family&quot;: &quot;Kulczycki&quot;, &quot;non-dropping-particle&quot;: &quot;&quot;, &quot;dropping-particle&quot;: &quot;&quot;, &quot;parse-names&quot;: false, &quot;given&quot;: &quot;Piotr&quot;}], &quot;ISSN&quot;: &quot;09670661&quot;, &quot;type&quot;: &quot;article-journal&quot;}, &quot;uris&quot;: [&quot;http://www.mendeley.com/documents/?uuid=1b9eb193-a450-486a-b202-845b59e79ffa&quot;]}], &quot;schema&quot;: &quot;https://github.com/citation-style-language/schema/raw/master/csl-citation.json&quot;, &quot;mendeley&quot;: {&quot;previouslyFormattedCitation&quot;: &quot;[1], [2]&quot;, &quot;formattedCitation&quot;: &quot;[1], [2]&quot;, &quot;plainTextFormattedCitation&quot;: &quot;[1], [2]&quot;}} RNDbOHt4RVnc7"/>⁠. <text:span text:style-name="T12">The other type of energy optimization is concerned with finding an entire control trajectory which minimizes some cost function </text:span><text:reference-mark-start text:name="ADDIN CSL_CITATION {&quot;properties&quot;: {&quot;noteIndex&quot;: 0}, &quot;citationItems&quot;: [{&quot;id&quot;: &quot;ITEM-1&quot;, &quot;itemData&quot;: {&quot;id&quot;: &quot;ITEM-1&quot;, &quot;page&quot;: &quot;1-16&quot;, &quot;author&quot;: [{&quot;suffix&quot;: &quot;&quot;, &quot;family&quot;: &quot;Lee&quot;, &quot;non-dropping-particle&quot;: &quot;&quot;, &quot;dropping-particle&quot;: &quot;&quot;, &quot;parse-names&quot;: false, &quot;given&quot;: &quot;Unsik&quot;}, {&quot;suffix&quot;: &quot;&quot;, &quot;family&quot;: &quot;Mesbahi&quot;, &quot;non-dropping-particle&quot;: &quot;&quot;, &quot;dropping-particle&quot;: &quot;&quot;, &quot;parse-names&quot;: false, &quot;given&quot;: &quot;Mehran&quot;}], &quot;issued&quot;: {&quot;date-parts&quot;: [[&quot;0&quot;]]}, &quot;type&quot;: &quot;article-journal&quot;, &quot;title&quot;: &quot;AAS 13-836 QUATERNION BASED OPTIMAL SPACECRAFT REORIENTATION&quot;}, &quot;uris&quot;: [&quot;http://www.mendeley.com/documents/?uuid=6d4328ac-1ef5-4e2e-8c23-80ec39365e6c&quot;]}, {&quot;id&quot;: &quot;ITEM-2&quot;, &quot;itemData&quot;: {&quot;id&quot;: &quot;ITEM-2&quot;, &quot;ISBN&quot;: &quot;978-1-4244-5195-1&quot;, &quot;author&quot;: [{&quot;suffix&quot;: &quot;&quot;, &quot;family&quot;: &quot;Ma&quot;, &quot;non-dropping-particle&quot;: &quot;&quot;, &quot;dropping-particle&quot;: &quot;&quot;, &quot;parse-names&quot;: false, &quot;given&quot;: &quot;Guangfu Ma Guangfu&quot;}, {&quot;suffix&quot;: &quot;&quot;, &quot;family&quot;: &quot;Zhuang&quot;, &quot;non-dropping-particle&quot;: &quot;&quot;, &quot;dropping-particle&quot;: &quot;&quot;, &quot;parse-names&quot;: false, &quot;given&quot;: &quot;Yufei Zhuang Yufei&quot;}, {&quot;suffix&quot;: &quot;&quot;, &quot;family&quot;: &quot;Li&quot;, &quot;non-dropping-particle&quot;: &quot;&quot;, &quot;dropping-particle&quot;: &quot;&quot;, &quot;parse-names&quot;: false, &quot;given&quot;: &quot;Chuanjiang Li Chuanjiang&quot;}, {&quot;suffix&quot;: &quot;&quot;, &quot;family&quot;: &quot;Huang&quot;, &quot;non-dropping-particle&quot;: &quot;&quot;, &quot;dropping-particle&quot;: &quot;&quot;, &quot;parse-names&quot;: false, &quot;given&quot;: &quot;Haibin Huang Haibin&quot;}], &quot;issued&quot;: {&quot;date-parts&quot;: [[&quot;2010&quot;]]}, &quot;DOI&quot;: &quot;10.1109/ICCA.2010.5524248&quot;, &quot;ISSN&quot;: &quot;1948-3449&quot;, &quot;abstract&quot;: &quot;This paper discusses the problem of optimal motion planning for a rigid underactuated spacecraft. Firstly, we derive the dynamic and kinematic equations of the spacecraft, and for given initial and terminal states, the performance index to be optimized is selected as minimizing the total fuel consumption. Moreover, the control input saturation restriction is transformed into an inequality constraint. Then, the optimal motion planning problem can be converted into a nonlinear programming problem using Legendre pseudospectral method at a set of discretization points. Simulation results demonstrate that the obtained optimal trajectories satisfy the constraint conditions well and the proposed approach can also be used on-line in application practice with its small computational amount and low computational complexity.&quot;, &quot;page&quot;: &quot;684-688&quot;, &quot;title&quot;: &quot;Pseudospectral method for optimal motion planning of a rigid underactuated spacecraft&quot;, &quot;type&quot;: &quot;article-journal&quot;, &quot;container-title&quot;: &quot;Control and Automation (ICCA), 2010 8th IEEE International Conference on&quot;}, &quot;uris&quot;: [&quot;http://www.mendeley.com/documents/?uuid=e20c6d08-833a-416d-b4c8-54a02a9420ac&quot;]}], &quot;schema&quot;: &quot;https://github.com/citation-style-language/schema/raw/master/csl-citation.json&quot;, &quot;mendeley&quot;: {&quot;previouslyFormattedCitation&quot;: &quot;[3], [4]&quot;, &quot;formattedCitation&quot;: &quot;[3], [4]&quot;, &quot;plainTextFormattedCitation&quot;: &quot;[3], [4]&quot;}} RNDJgCQVIuGwM"/><text:span text:style-name="T20">[3], [4]</text:span><text:reference-mark-end text:name="ADDIN CSL_CITATION {&quot;properties&quot;: {&quot;noteIndex&quot;: 0}, &quot;citationItems&quot;: [{&quot;id&quot;: &quot;ITEM-1&quot;, &quot;itemData&quot;: {&quot;id&quot;: &quot;ITEM-1&quot;, &quot;page&quot;: &quot;1-16&quot;, &quot;author&quot;: [{&quot;suffix&quot;: &quot;&quot;, &quot;family&quot;: &quot;Lee&quot;, &quot;non-dropping-particle&quot;: &quot;&quot;, &quot;dropping-particle&quot;: &quot;&quot;, &quot;parse-names&quot;: false, &quot;given&quot;: &quot;Unsik&quot;}, {&quot;suffix&quot;: &quot;&quot;, &quot;family&quot;: &quot;Mesbahi&quot;, &quot;non-dropping-particle&quot;: &quot;&quot;, &quot;dropping-particle&quot;: &quot;&quot;, &quot;parse-names&quot;: false, &quot;given&quot;: &quot;Mehran&quot;}], &quot;issued&quot;: {&quot;date-parts&quot;: [[&quot;0&quot;]]}, &quot;type&quot;: &quot;article-journal&quot;, &quot;title&quot;: &quot;AAS 13-836 QUATERNION BASED OPTIMAL SPACECRAFT REORIENTATION&quot;}, &quot;uris&quot;: [&quot;http://www.mendeley.com/documents/?uuid=6d4328ac-1ef5-4e2e-8c23-80ec39365e6c&quot;]}, {&quot;id&quot;: &quot;ITEM-2&quot;, &quot;itemData&quot;: {&quot;id&quot;: &quot;ITEM-2&quot;, &quot;ISBN&quot;: &quot;978-1-4244-5195-1&quot;, &quot;author&quot;: [{&quot;suffix&quot;: &quot;&quot;, &quot;family&quot;: &quot;Ma&quot;, &quot;non-dropping-particle&quot;: &quot;&quot;, &quot;dropping-particle&quot;: &quot;&quot;, &quot;parse-names&quot;: false, &quot;given&quot;: &quot;Guangfu Ma Guangfu&quot;}, {&quot;suffix&quot;: &quot;&quot;, &quot;family&quot;: &quot;Zhuang&quot;, &quot;non-dropping-particle&quot;: &quot;&quot;, &quot;dropping-particle&quot;: &quot;&quot;, &quot;parse-names&quot;: false, &quot;given&quot;: &quot;Yufei Zhuang Yufei&quot;}, {&quot;suffix&quot;: &quot;&quot;, &quot;family&quot;: &quot;Li&quot;, &quot;non-dropping-particle&quot;: &quot;&quot;, &quot;dropping-particle&quot;: &quot;&quot;, &quot;parse-names&quot;: false, &quot;given&quot;: &quot;Chuanjiang Li Chuanjiang&quot;}, {&quot;suffix&quot;: &quot;&quot;, &quot;family&quot;: &quot;Huang&quot;, &quot;non-dropping-particle&quot;: &quot;&quot;, &quot;dropping-particle&quot;: &quot;&quot;, &quot;parse-names&quot;: false, &quot;given&quot;: &quot;Haibin Huang Haibin&quot;}], &quot;issued&quot;: {&quot;date-parts&quot;: [[&quot;2010&quot;]]}, &quot;DOI&quot;: &quot;10.1109/ICCA.2010.5524248&quot;, &quot;ISSN&quot;: &quot;1948-3449&quot;, &quot;abstract&quot;: &quot;This paper discusses the problem of optimal motion planning for a rigid underactuated spacecraft. Firstly, we derive the dynamic and kinematic equations of the spacecraft, and for given initial and terminal states, the performance index to be optimized is selected as minimizing the total fuel consumption. Moreover, the control input saturation restriction is transformed into an inequality constraint. Then, the optimal motion planning problem can be converted into a nonlinear programming problem using Legendre pseudospectral method at a set of discretization points. Simulation results demonstrate that the obtained optimal trajectories satisfy the constraint conditions well and the proposed approach can also be used on-line in application practice with its small computational amount and low computational complexity.&quot;, &quot;page&quot;: &quot;684-688&quot;, &quot;title&quot;: &quot;Pseudospectral method for optimal motion planning of a rigid underactuated spacecraft&quot;, &quot;type&quot;: &quot;article-journal&quot;, &quot;container-title&quot;: &quot;Control and Automation (ICCA), 2010 8th IEEE International Conference on&quot;}, &quot;uris&quot;: [&quot;http://www.mendeley.com/documents/?uuid=e20c6d08-833a-416d-b4c8-54a02a9420ac&quot;]}], &quot;schema&quot;: &quot;https://github.com/citation-style-language/schema/raw/master/csl-citation.json&quot;, &quot;mendeley&quot;: {&quot;previouslyFormattedCitation&quot;: &quot;[3], [4]&quot;, &quot;formattedCitation&quot;: &quot;[3], [4]&quot;, &quot;plainTextFormattedCitation&quot;: &quot;[3], [4]&quot;}} RNDJgCQVIuGwM"/><text:span text:style-name="T12">⁠</text:span>. <text:span text:style-name="T18">This study is of the latter kind</text:span>. It is common practice to use the square of the control effort (i.e. <text:span text:style-name="T12">reaction wheel torque</text:span>) as a cost function because this function has nice properties for optimization, <text:span text:style-name="T12">namely continuity and smoothness</text:span>. However, finding an optimal trajectory with respect to this cost function <text:span text:style-name="T17">may</text:span> not actually result in minimized energy usage, <text:span text:style-name="T1">as shown in this paper.</text:span></text:p>
      <text:p text:style-name="P1"/>
      <text:p text:style-name="P2">To define an appropriate cost function, it is critical to examine the hardware at hand. Most <text:span text:style-name="T22">CubeSat</text:span> reaction wheel systems are driven by brushless DC <text:span text:style-name="T23">(BLDC) </text:span>motors <text:span text:style-name="T3">without</text:span> regenerative braking capabilities<text:reference-mark-start text:name="ADDIN CSL_CITATION {&quot;properties&quot;: {&quot;noteIndex&quot;: 0}, &quot;citationItems&quot;: [{&quot;id&quot;: &quot;ITEM-1&quot;, &quot;itemData&quot;: {&quot;id&quot;: &quot;ITEM-1&quot;, &quot;type&quot;: &quot;webpage&quot;, &quot;title&quot;: &quot;Micro Reaction Wheel&quot;, &quot;issued&quot;: {&quot;date-parts&quot;: [[&quot;0&quot;]]}, &quot;author&quot;: [{&quot;suffix&quot;: &quot;&quot;, &quot;family&quot;: &quot;Tech&quot;, &quot;non-dropping-particle&quot;: &quot;&quot;, &quot;dropping-particle&quot;: &quot;&quot;, &quot;parse-names&quot;: false, &quot;given&quot;: &quot;Blue Canyon&quot;}], &quot;URL&quot;: &quot;http://bluecanyontech.com/wp-content/uploads/2015/06/Micro-RW-Data-Sheet_2.0.pdf&quot;}, &quot;uris&quot;: [&quot;http://www.mendeley.com/documents/?uuid=0d9407fb-7110-4db8-bcca-d70a97900118&quot;]}], &quot;schema&quot;: &quot;https://github.com/citation-style-language/schema/raw/master/csl-citation.json&quot;, &quot;mendeley&quot;: {&quot;formattedCitation&quot;: &quot;[5]&quot;, &quot;plainTextFormattedCitation&quot;: &quot;[5]&quot;}} RNDnTUoQ3cnoS"/><text:span text:style-name="T19">[5]</text:span><text:reference-mark-end text:name="ADDIN CSL_CITATION {&quot;properties&quot;: {&quot;noteIndex&quot;: 0}, &quot;citationItems&quot;: [{&quot;id&quot;: &quot;ITEM-1&quot;, &quot;itemData&quot;: {&quot;id&quot;: &quot;ITEM-1&quot;, &quot;type&quot;: &quot;webpage&quot;, &quot;title&quot;: &quot;Micro Reaction Wheel&quot;, &quot;issued&quot;: {&quot;date-parts&quot;: [[&quot;0&quot;]]}, &quot;author&quot;: [{&quot;suffix&quot;: &quot;&quot;, &quot;family&quot;: &quot;Tech&quot;, &quot;non-dropping-particle&quot;: &quot;&quot;, &quot;dropping-particle&quot;: &quot;&quot;, &quot;parse-names&quot;: false, &quot;given&quot;: &quot;Blue Canyon&quot;}], &quot;URL&quot;: &quot;http://bluecanyontech.com/wp-content/uploads/2015/06/Micro-RW-Data-Sheet_2.0.pdf&quot;}, &quot;uris&quot;: [&quot;http://www.mendeley.com/documents/?uuid=0d9407fb-7110-4db8-bcca-d70a97900118&quot;]}], &quot;schema&quot;: &quot;https://github.com/citation-style-language/schema/raw/master/csl-citation.json&quot;, &quot;mendeley&quot;: {&quot;formattedCitation&quot;: &quot;[5]&quot;, &quot;plainTextFormattedCitation&quot;: &quot;[5]&quot;}} RNDnTUoQ3cnoS"/>⁠. This means that once energy is invested in spinning up the wheel, there is no way to recover it, and it is dissipated as heat <text:span text:style-name="T14">once the wheel is slowed down again</text:span>. <text:span text:style-name="T13">We will call this the work energy loss.</text:span> <text:span text:style-name="T13">In an efficient motor, this is the</text:span> major source of energy loss. <text:span text:style-name="T15">For one wheel, the</text:span> cost can be written as:</text:p>
      <text:p text:style-name="P16"><draw:frame draw:style-name="fr1" draw:name="Object1" text:anchor-type="as-char" svg:y="-0.9898in" svg:width="3.3311in" svg:height="1.9201in" draw:z-index="0"><draw:object xlink:href="./Object 1" xlink:type="simple" xlink:show="embed" xlink:actuate="onLoad"/><draw:image xlink:href="./ObjectReplacements/Object 1" xlink:type="simple" xlink:show="embed" xlink:actuate="onLoad"/></draw:frame></text:p>
      <text:p text:style-name="P16"/>
      <text:p text:style-name="P15">Slowing down the wheel (vT &lt; 0) does not use up any of the energy stored in the battery, so it is not penalized the above cost function. This cost function is not well suited for numerical optimization because it is non-smooth at zero. Two other important sources of losses are resistive losses and frictional losses. These two are proportional to <text:span text:style-name="T26">∫</text:span>T<text:span text:style-name="T25">2 </text:span><text:span text:style-name="T19">and </text:span><text:span text:style-name="T21">∫</text:span><text:span text:style-name="T19">v</text:span><text:span text:style-name="T25">2</text:span><text:span text:style-name="T19">, respectively. Because these cost functions are continuous and smooth, they are well suited for numerical optimization. In this paper, we find solutions which are optimal with respect to each of these cost functions.</text:span></text:p>
      <text:p text:style-name="P17"/>
      <text:p text:style-name="P18">The work energy loss function cannot be solved directly due to its non-smoothness at zero. To find a solution, the work energy loss function can be approximated with the smooth function below: </text:p>
      <text:p text:style-name="P3"/>
      <text:p text:style-name="P4"><draw:frame draw:style-name="fr1" draw:name="Object2" text:anchor-type="as-char" svg:y="-0.3071in" svg:width="3.4728in" svg:height="0.5008in" draw:z-index="1"><draw:object xlink:href="./Object 2" xlink:type="simple" xlink:show="embed" xlink:actuate="onLoad"/><draw:image xlink:href="./ObjectReplacements/Object 2" xlink:type="simple" xlink:show="embed" xlink:actuate="onLoad"/></draw:frame></text:p>
      <text:p text:style-name="P3"><text:soft-page-break/></text:p>
      <text:p text:style-name="P19"><text:span text:style-name="T5">As the scaling factor, α, gets large, this cost function becomes arbitrarily close to the </text:span><text:span text:style-name="T7">true work energy los</text:span><text:span text:style-name="T10">s. </text:span></text:p>
      <text:p text:style-name="P19"><text:span text:style-name="T10"/></text:p>
      <text:p text:style-name="P18"><text:span text:style-name="T10">T</text:span><text:span text:style-name="T5">he table below summarizes the findings. The leftmost column states the cost function which was used in the numerical optimization. The next three columns show how the solution performs with respect to all three cost functions.</text:span></text:p>
      <text:p text:style-name="P12"/>
      <table:table table:name="costtable" table:style-name="costtable">
        <table:table-column table:style-name="costtable.A"/>
        <table:table-column table:style-name="costtable.B"/>
        <table:table-column table:style-name="costtable.C"/>
        <table:table-column table:style-name="costtable.D"/>
        <table:table-header-rows>
          <table:table-row>
            <table:table-cell table:style-name="costtable.A1" office:value-type="string">
              <text:p text:style-name="P10">Solution</text:p>
            </table:table-cell>
            <table:table-cell table:style-name="costtable.A1" office:value-type="string">
              <text:p text:style-name="P10">Work Energy Cost</text:p>
            </table:table-cell>
            <table:table-cell table:style-name="costtable.A1" office:value-type="string">
              <text:p text:style-name="P10">Frictional Cost</text:p>
            </table:table-cell>
            <table:table-cell table:style-name="costtable.A1" office:value-type="string">
              <text:p text:style-name="P10">Resistive <text:span text:style-name="T24">Cost</text:span></text:p>
            </table:table-cell>
          </table:table-row>
        </table:table-header-rows>
        <table:table-row>
          <table:table-cell table:style-name="costtable.A1" office:value-type="string">
            <text:p text:style-name="P11">Min Approx. Work Energy Loss</text:p>
          </table:table-cell>
          <table:table-cell table:style-name="costtable.A1" office:value-type="string">
            <text:p text:style-name="P11">1</text:p>
          </table:table-cell>
          <table:table-cell table:style-name="costtable.A1" office:value-type="string">
            <text:p text:style-name="P11">1.01</text:p>
          </table:table-cell>
          <table:table-cell table:style-name="costtable.A1" office:value-type="string">
            <text:p text:style-name="P11">5.10</text:p>
          </table:table-cell>
        </table:table-row>
        <table:table-row>
          <table:table-cell table:style-name="costtable.A1" office:value-type="string">
            <text:p text:style-name="P11">Min Frictional Loss</text:p>
          </table:table-cell>
          <table:table-cell table:style-name="costtable.A1" office:value-type="string">
            <text:p text:style-name="P11">1.23</text:p>
          </table:table-cell>
          <table:table-cell table:style-name="costtable.A1" office:value-type="string">
            <text:p text:style-name="P11">1</text:p>
          </table:table-cell>
          <table:table-cell table:style-name="costtable.A1" office:value-type="string">
            <text:p text:style-name="P11">11.30</text:p>
          </table:table-cell>
        </table:table-row>
        <table:table-row>
          <table:table-cell table:style-name="costtable.A1" office:value-type="string">
            <text:p text:style-name="P11">Min Resistive Loss</text:p>
          </table:table-cell>
          <table:table-cell table:style-name="costtable.A1" office:value-type="string">
            <text:p text:style-name="P11">2.09</text:p>
          </table:table-cell>
          <table:table-cell table:style-name="costtable.A1" office:value-type="string">
            <text:p text:style-name="P11">1.29</text:p>
          </table:table-cell>
          <table:table-cell table:style-name="costtable.A1" office:value-type="string">
            <text:p text:style-name="P11">1</text:p>
          </table:table-cell>
        </table:table-row>
      </table:table>
      <text:p text:style-name="P12"/>
      <text:p text:style-name="P18"><text:span text:style-name="T5">It is apparent that the same solution minimizes work energy losses and frictional costs (it is obvious upon examination of the trajectories that they are the same). The slight differences arise from numerical imprecision. The resistive cost minimal solution, on the other hand, incurs significantly higher work energy losses. Also, the work energy loss optimal solution performs very poorly with respect to resistive losses. </text:span></text:p>
      <text:p text:style-name="P13"/>
      <text:p text:style-name="P7"><text:span text:style-name="T8">T</text:span><text:span text:style-name="T5">o truly minimize energy consumption, optimization must be made with respect to a cost function which </text:span><text:span text:style-name="T10">is a weighted sum of</text:span><text:span text:style-name="T5"> all three costs. </text:span><text:span text:style-name="T9">The relative weights of each will be dependent on the motor at hand.</text:span></text:p>
      <text:p text:style-name="P14"/>
      <text:p text:style-name="P14"/>
      <text:p text:style-name="P14"/>
      <text:p text:style-name="P5"><text:span text:style-name="T8">R</text:span><text:span text:style-name="T5">eferences</text:span></text:p>
      <text:section text:style-name="Sect1" text:name="ADDIN Mendeley Bibliography CSL_BIBLIOGRAPHY  RNDjuvmDV4hmr">
        <text:p text:style-name="P8">[1] R. Blenden and H. Schaub, “Regenerative Power-Optimal Reaction Wheel Attitude Control,” <text:span text:style-name="T2">J. Guid. Control. Dyn.</text:span>, vol. 35, no. 4, pp. 1208–1217, 2012.</text:p>
        <text:p text:style-name="P8">[2] R. Wisniewski and P. Kulczycki, “Slew maneuver control for spacecraft equipped with star camera and reaction wheels,” <text:span text:style-name="T2">Control Eng. Pract.</text:span>, vol. 13, no. 3, pp. 349–356, 2005.</text:p>
        <text:p text:style-name="P8">[3] U. Lee and M. Mesbahi, “AAS 13-836 QUATERNION BASED OPTIMAL SPACECRAFT REORIENTATION,” pp. 1–16.</text:p>
        <text:p text:style-name="P8">[4] G. M. G. Ma, Y. Z. Y. Zhuang, C. L. C. Li, and H. H. H. Huang, “Pseudospectral method for optimal motion planning of a rigid underactuated spacecraft,” <text:span text:style-name="T2">Control Autom. (ICCA), 2010 8th IEEE Int. Conf.</text:span>, pp. 684–688, 2010.</text:p>
        <text:p text:style-name="P8">[5] <text:span text:style-name="T22">Blue Canyon </text:span>Tech, “Micro Reaction Wheel <text:span text:style-name="T22">Datasheet</text:span>” [Online]. Available: http://bluecanyontech.com/wp-content/uploads/2015/06/Micro-RW-Data-Sheet_2.0.pdf. </text:p>
        <text:p text:style-name="P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1:42:33.600000000</meta:creation-date>
    <dc:date>2015-10-12T10:23:27.038000000</dc:date>
    <meta:editing-duration>P7DT22H45M8S</meta:editing-duration>
    <meta:editing-cycles>21</meta:editing-cycles>
    <meta:generator>LibreOffice/5.0.2.2$Windows_X86_64 LibreOffice_project/37b43f919e4de5eeaca9b9755ed688758a8251fe</meta:generator>
    <meta:document-statistic meta:table-count="1" meta:image-count="0" meta:object-count="2" meta:page-count="2" meta:paragraph-count="34" meta:word-count="748" meta:character-count="4665" meta:non-whitespace-character-count="3948"/>
    <meta:user-defined meta:name="Mendeley Citation Style_1">http://www.zotero.org/styles/ieee</meta:user-defined>
    <meta:user-defined meta:name="Mendeley Document_1">True</meta:user-defined>
    <meta:user-defined meta:name="Mendeley User Name_1">drivkin@ucsc.edu@www.mendeley.com</meta:user-defined>
  </office:meta>
</office:document-meta>
</file>

<file path=Object 1/content.xml><?xml version="1.0" encoding="utf-8"?>
<math xmlns="http://www.w3.org/1998/Math/MathML" display="block">
  <semantics>
    <mtable>
      <mtr>
        <mtd>
          <mrow>
            <mi mathvariant="italic">Work</mi>
            <mi mathvariant="italic">Energy</mi>
            <mrow>
              <mi mathvariant="italic">Loss</mi>
              <mo stretchy="false">=</mo>
              <mrow>
                <munderover>
                  <mo stretchy="false">∫</mo>
                  <msub>
                    <mi>t</mi>
                    <mn>0</mn>
                  </msub>
                  <msub>
                    <mi>t</mi>
                    <mi>f</mi>
                  </msub>
                </munderover>
                <mi mathvariant="italic">Fdt</mi>
              </mrow>
            </mrow>
            <mspace/>
          </mrow>
        </mtd>
      </mtr>
      <mtr>
        <mtd>
          <mrow>
            <mi mathvariant="italic">where</mi>
            <mi mathvariant="normal">:</mi>
          </mrow>
        </mtd>
      </mtr>
      <mtr>
        <mtd>
          <mrow>
            <mi>F</mi>
            <mo stretchy="false">=</mo>
            <mrow>
              <mo fence="true" stretchy="true">{</mo>
              <mrow>
                <mtable>
                  <mtr>
                    <mtd>
                      <mi mathvariant="italic">vT</mi>
                    </mtd>
                    <mtd>
                      <mrow>
                        <mi mathvariant="italic">vT</mi>
                        <mo stretchy="false">&gt;</mo>
                        <mn>0</mn>
                      </mrow>
                    </mtd>
                  </mtr>
                  <mtr>
                    <mtd>
                      <mn>0</mn>
                    </mtd>
                    <mtd>
                      <mi mathvariant="italic">otherwise</mi>
                    </mtd>
                  </mtr>
                </mtable>
              </mrow>
            </mrow>
          </mrow>
        </mtd>
      </mtr>
      <mtr>
        <mtd>
          <mrow/>
        </mtd>
      </mtr>
      <mtr>
        <mtd>
          <mrow>
            <mrow>
              <mi>v</mi>
              <mo stretchy="false">=</mo>
              <mi mathvariant="italic">velocity</mi>
            </mrow>
            <mi mathvariant="italic">of</mi>
            <mi mathvariant="italic">reaction</mi>
            <mi mathvariant="italic">wheel</mi>
            <mi>w</mi>
            <mi>.</mi>
            <mi>r</mi>
            <mi>.</mi>
            <mi>t</mi>
            <mi mathvariant="italic">satellite</mi>
            <mi mathvariant="italic">body</mi>
          </mrow>
        </mtd>
      </mtr>
      <mtr>
        <mtd>
          <mrow>
            <mrow>
              <mi>T</mi>
              <mo stretchy="false">=</mo>
              <mi mathvariant="italic">torque</mi>
            </mrow>
            <mi mathvariant="italic">applied</mi>
            <mi mathvariant="italic">by</mi>
            <mi mathvariant="italic">motor</mi>
          </mrow>
        </mtd>
      </mtr>
    </mtable>
    <annotation encoding="StarMath 5.0">Work Energy Loss =  int from{t_0} to{t_f} Fdt ~~~~~~~ newline where: newline
  F = left lbrace matrix{ vT #vT &gt; 0 ## 0 # otherwise } right none newline newline
  v = velocity of reaction wheel w.r.t satellite body newline
  T = torque applied by motor  newline
  </annotation>
  </semantics>
</math>
</file>

<file path=Object 2/content.xml><?xml version="1.0" encoding="utf-8"?>
<math xmlns="http://www.w3.org/1998/Math/MathML" display="block">
  <semantics>
    <mrow>
      <mi mathvariant="italic">Approximated</mi>
      <mi mathvariant="italic">Work</mi>
      <mi mathvariant="italic">Energy</mi>
      <mrow>
        <mi mathvariant="italic">Loss</mi>
        <mo stretchy="false">=</mo>
        <mrow>
          <munderover>
            <mo stretchy="false">∫</mo>
            <msub>
              <mi>t</mi>
              <mn>0</mn>
            </msub>
            <msub>
              <mi>t</mi>
              <mi>f</mi>
            </msub>
          </munderover>
          <mrow>
            <mfrac>
              <mn>1</mn>
              <mi mathvariant="normal">α</mi>
            </mfrac>
            <mi>ln</mi>
            <mrow>
              <mo fence="true" stretchy="false">(</mo>
              <mrow>
                <mrow>
                  <mn>1</mn>
                  <mo stretchy="false">+</mo>
                  <msup>
                    <mi>e</mi>
                    <mrow>
                      <mi mathvariant="normal">α</mi>
                      <mi mathvariant="italic">vT</mi>
                    </mrow>
                  </msup>
                </mrow>
              </mrow>
              <mo fence="true" stretchy="false">)</mo>
            </mrow>
          </mrow>
        </mrow>
      </mrow>
    </mrow>
    <annotation encoding="StarMath 5.0">Approximated Work Energy Loss = int from {t_0} to  { t_f } {1 over {%alpha} ln(1+e^{ %alpha vT})}</annotation>
  </semantics>
</math>
</file>